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style:contextual-spacing="false" fo:background-color="transparent">
        <style:background-image/>
      </style:paragraph-properties>
    </style:style>
    <style:style style:name="P12" style:family="paragraph" style:parent-style-name="Standard" style:master-page-name="Index">
      <style:paragraph-properties style:page-number="auto"/>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0cm"/>
          <style:tab-stop style:position="3cm"/>
        </style:tab-stops>
      </style:paragraph-properties>
    </style:style>
    <style:style style:name="P16" style:family="paragraph" style:parent-style-name="Heading_20_2">
      <style:paragraph-properties fo:break-before="page"/>
    </style:style>
    <style:style style:name="P17" style:family="paragraph" style:parent-style-name="Contents_20_2">
      <style:paragraph-properties>
        <style:tab-stops>
          <style:tab-stop style:position="0cm"/>
        </style:tab-stops>
      </style:paragraph-properties>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T7" style:family="text">
      <style:text-properties officeooo:rsid="0004a4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0.<text:span text:style-name="T7">4</text:span></text:p>
      <text:p text:style-name="P6">Mobile Devices Configuration Guide</text:p>
      <text:p text:style-name="P3"/>
      <text:p text:style-name="P12">Copyright © <text:s/>2009-201<text:span text:style-name="T7">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text:span text:style-name="T7">4</text:span> – <text:span text:style-name="T7">January </text:span>201<text:span text:style-name="T7">3</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Chapter 1<text:tab/>About this Guide <text:s text:c="2"/><text:tab/>2</text:p>
          <text:p text:style-name="P15">Chapter 2<text:tab/>Introduction <text:s text:c="2"/><text:tab/>3</text:p>
          <text:p text:style-name="P15">Chapter 3<text:tab/>Installation <text:s text:c="2"/><text:tab/>4</text:p>
          <text:p text:style-name="P17">Funambol SyncML Client <text:s text:c="2"/><text:tab/>4</text:p>
          <text:p text:style-name="P17">NextHaus SyncJe <text:s text:c="2"/><text:tab/>4</text:p>
          <text:p text:style-name="P17">Synthesis SyncML Client <text:s text:c="2"/><text:tab/>5</text:p>
          <text:p text:style-name="P15">Chapter 4<text:tab/>Configuration <text:s text:c="2"/><text:tab/>6</text:p>
          <text:p text:style-name="P17">Funambol SyncML Client <text:s text:c="2"/><text:tab/>6</text:p>
          <text:p text:style-name="P17">NextHaus SyncJe <text:s text:c="2"/><text:tab/>7</text:p>
          <text:p text:style-name="P17">Synthesis SyncML Client <text:s text:c="2"/><text:tab/>8</text:p>
          <text:p text:style-name="P17">Apple iOS — Calendars <text:s text:c="2"/><text:tab/>10</text:p>
          <text:p text:style-name="P17">Apple iOS — Contacts <text:s text:c="2"/><text:tab/>10</text:p>
          <text:p text:style-name="P15">Chapter 5<text:tab/>Additional Information <text:s text:c="2"/><text:tab/>11</text:p>
          <text:p text:style-name="P15">Chapter 6<text:tab/>Commercial Support and Contact Information <text:s text:c="2"/><text:tab/>12</text:p>
        </text:index-body>
      </text:table-of-content>
      <text:p text:style-name="Standard"/>
      <text:h text:style-name="P13"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0.<text:span text:style-name="T7">4</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4"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4"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6"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4"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4a433"/>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text:span text:style-name="MT1">3</text:span> Inverse inc.<text:tab/><text:chapter text:display="name" text:outline-level="1">Introduction</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meta:creation-date>2008-10-24T09:42:32</meta:creation-date>
    <meta:editing-cycles>107</meta:editing-cycles>
    <meta:editing-duration>PT4H56M56S</meta:editing-duration>
    <dc:date>2013-01-21T15:50:58</dc:date>
    <meta:document-statistic meta:table-count="0" meta:image-count="2" meta:object-count="0" meta:page-count="14" meta:paragraph-count="154" meta:word-count="2004" meta:character-count="12725" meta:non-whitespace-character-count="10819"/>
    <meta:user-defined meta:name="Info 1"/>
    <meta:user-defined meta:name="Info 2"/>
    <meta:user-defined meta:name="Info 3"/>
    <meta:user-defined meta:name="Info 4"/>
  </office:meta>
</office:document-meta>
</file>